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556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dash" draw:stroke-dash="Line_20_Style_20_9" draw:fill="none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48cm"/>
    </style:style>
    <style:style style:name="gr18" style:family="graphic" style:parent-style-name="standard">
      <style:graphic-properties draw:stroke="none" svg:stroke-color="#000000" draw:fill="none" draw:fill-color="#ffffff" fo:min-height="0.791cm"/>
    </style:style>
    <style:style style:name="gr19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0.414cm" svg:x="13.376cm" svg:y="3.6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3.175cm" svg:x="14.265cm" svg:y="5.602cm">
          <text:p text:style-name="P1">Control</text:p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3.175cm" svg:x="18.583cm" svg:y="5.602cm">
          <text:p text:style-name="P1">DT</text:p>
          <text:p text:style-name="P1">Classifica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175cm" svg:x="14.265cm" svg:y="10.047cm">
          <text:p text:style-name="P1">Training Set</text:p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3.175cm" svg:x="18.565cm" svg:y="10.09cm">
          <text:p text:style-name="P1">DT</text:p>
          <text:p text:style-name="P1">Memory Arra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3.175cm" svg:x="23.536cm" svg:y="5.602cm">
          <text:p text:style-name="P1">Fitness</text:p>
          <text:p text:style-name="P1">Calculat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6cm" svg:height="10.414cm" svg:x="4.994cm" svg:y="3.6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3.175cm" svg:x="5.756cm" svg:y="5.602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3.175cm" svg:x="5.779cm" svg:y="10.093cm">
          <text:p text:style-name="P1">Memory</text:p>
          <draw:enhanced-geometry svg:viewBox="0 0 21600 21600" draw:type="rectangle" draw:enhanced-path="M 0 0 L 21600 0 21600 21600 0 21600 0 0 Z N"/>
        </draw:custom-shape>
        <draw:frame draw:style-name="gr5" draw:layer="layout" svg:width="5.929cm" svg:height="0.962cm" svg:x="5.121cm" svg:y="3.951cm">
          <draw:text-box>
            <text:p>Processing System</text:p>
          </draw:text-box>
        </draw:frame>
        <draw:frame draw:style-name="gr5" draw:layer="layout" svg:width="6.344cm" svg:height="0.962cm" svg:x="13.757cm" svg:y="4.005cm">
          <draw:text-box>
            <text:p>Programmable Logic</text:p>
          </draw:text-box>
        </draw:frame>
      </draw:page>
      <draw:page draw:name="page2" draw:style-name="dp1" draw:master-page-name="Default">
        <draw:custom-shape draw:style-name="gr4" draw:text-style-name="P1" draw:layer="layout" svg:width="5.207cm" svg:height="1.778cm" svg:x="4.054cm" svg:y="2.46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309cm" svg:height="2.286cm" svg:x="3.987cm" svg:y="4.875cm">
          <text:p text:style-name="P1"><text:span text:style-name="T1">Create initial 3-node</text:span></text:p>
          <text:p text:style-name="P1"><text:span text:style-name="T1">DT and randomize </text:span></text:p>
          <text:p text:style-name="P1"><text:span text:style-name="T1">root cond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5.282cm" svg:height="1.678cm" svg:x="3.987cm" svg:y="8.874cm">
          <text:p text:style-name="P1"><text:span text:style-name="T1">Evaluate initial DT </text:span></text:p>
          <text:p text:style-name="P1"><text:span text:style-name="T1">fitnes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5.282cm" svg:height="1.345cm" svg:x="11.333cm" svg:y="6.394cm">
          <text:p text:style-name="P1"><text:span text:style-name="T1">Evaluate fitnes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282cm" svg:height="1.278cm" svg:x="11.333cm" svg:y="3.794cm">
          <text:p text:style-name="P1"><text:span text:style-name="T1">Mutate D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5.434cm" svg:height="2.294cm" svg:x="11.206cm" svg:y="8.493cm">
          <text:p text:style-name="P1"><text:span text:style-name="T1">Fitness</text:span></text:p>
          <text:p text:style-name="P1"><text:span text:style-name="T1">improv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6.64cm" svg:y1="9.64cm" svg:x2="18.496cm" svg:y2="9.633cm" draw:start-shape="id1" draw:start-glue-point="7" draw:end-shape="id2" draw:end-glue-point="3" svg:d="M16640 9640h929v-7h927" svg:viewBox="0 0 1857 8">
          <text:p/>
        </draw:connector>
        <draw:connector draw:style-name="gr6" draw:text-style-name="P1" draw:layer="layout" svg:x1="6.628cm" svg:y1="10.552cm" svg:x2="13.974cm" svg:y2="3.794cm" draw:start-shape="id3" draw:start-glue-point="2" draw:end-shape="id4" draw:end-glue-point="0" svg:d="M6628 10552v501h3673v-7760h3673v501" svg:viewBox="0 0 7347 7761">
          <text:p/>
        </draw:connector>
        <draw:custom-shape draw:style-name="gr4" draw:text-style-name="P2" xml:id="id2" draw:id="id2" draw:layer="layout" svg:width="5.282cm" svg:height="1.345cm" svg:x="18.496cm" svg:y="8.961cm">
          <text:p text:style-name="P1"><text:span text:style-name="T1">Undo mut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.434cm" svg:height="2.294cm" svg:x="11.206cm" svg:y="11.803cm">
          <text:p text:style-name="P1"><text:span text:style-name="T1">Iteration limit</text:span></text:p>
          <text:p text:style-name="P1"><text:span text:style-name="T1">reac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3.923cm" svg:y1="10.787cm" svg:x2="13.923cm" svg:y2="11.803cm" draw:start-shape="id1" draw:start-glue-point="6" draw:end-shape="id5" draw:end-glue-point="4" svg:d="M13923 10787v1016" svg:viewBox="0 0 1 1017">
          <text:p/>
        </draw:connector>
        <draw:connector draw:style-name="gr6" draw:text-style-name="P1" draw:layer="layout" svg:x1="13.974cm" svg:y1="5.072cm" svg:x2="13.974cm" svg:y2="6.394cm" draw:start-shape="id4" draw:start-glue-point="2" draw:end-shape="id6" draw:end-glue-point="0" svg:d="M13974 5072v1322" svg:viewBox="0 0 1 1323">
          <text:p/>
        </draw:connector>
        <draw:connector draw:style-name="gr6" draw:text-style-name="P1" draw:layer="layout" svg:x1="23.778cm" svg:y1="9.633cm" svg:x2="13.933cm" svg:y2="3.274cm" draw:start-shape="id2" draw:start-glue-point="1" svg:d="M23778 9633h501v-6359h-10346" svg:viewBox="0 0 10347 6360">
          <text:p/>
        </draw:connector>
        <draw:connector draw:style-name="gr6" draw:text-style-name="P1" draw:layer="layout" draw:line-skew="3.571cm" svg:x1="24.289cm" svg:y1="9.578cm" svg:x2="16.64cm" svg:y2="12.95cm" draw:end-shape="id5" draw:end-glue-point="7" svg:d="M24289 9578h-2v3372h-7647" svg:viewBox="0 0 7650 3373">
          <text:p/>
        </draw:connector>
        <draw:custom-shape draw:style-name="gr4" draw:text-style-name="P1" xml:id="id7" draw:id="id7" draw:layer="layout" svg:width="5.207cm" svg:height="1.778cm" svg:x="26.609cm" svg:y="3.794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line-skew="0cm 3.886cm" svg:x1="13.923cm" svg:y1="14.097cm" svg:x2="29.213cm" svg:y2="3.794cm" draw:start-shape="id5" draw:start-glue-point="6" draw:end-shape="id7" draw:end-glue-point="4" svg:d="M13923 14097v502h11588v-11306h3702v501" svg:viewBox="0 0 15291 11307">
          <text:p/>
        </draw:connector>
      </draw:page>
      <draw:page draw:name="page3" draw:style-name="dp1" draw:master-page-name="Default">
        <draw:custom-shape draw:style-name="gr4" draw:text-style-name="P1" xml:id="id13" draw:id="id13" draw:layer="layout" svg:width="4.572cm" svg:height="2.54cm" svg:x="8.678cm" svg:y="4.683cm">
          <draw:glue-point draw:id="4" svg:x="-5.002cm" svg:y="-2.5cm"/>
          <draw:glue-point draw:id="5" svg:x="-5.002cm" svg:y="2.5cm"/>
          <text:p text:style-name="P1">Training set</text:p>
          <text:p text:style-name="P1">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572cm" svg:height="2.54cm" svg:x="9.821cm" svg:y="8.112cm">
          <text:p text:style-name="P1">DT condition</text:p>
          <text:p text:style-name="P1">evalu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2.54cm" svg:x="8.651cm" svg:y="11.414cm">
          <text:p text:style-name="P1">Nodes mem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2.54cm" svg:x="16.46cm" svg:y="4.683cm">
          <text:p text:style-name="P1">Training set</text:p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2.54cm" svg:x="17.603cm" svg:y="8.112cm">
          <text:p text:style-name="P1">DT condition</text:p>
          <text:p text:style-name="P1">evalu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2.54cm" svg:x="16.433cm" svg:y="11.414cm">
          <text:p text:style-name="P1">Nodes memory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4.572cm" svg:height="2.54cm" svg:x="27.164cm" svg:y="4.683cm">
          <text:p text:style-name="P1">Training set</text:p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4.572cm" svg:height="2.54cm" svg:x="28.307cm" svg:y="8.112cm">
          <text:p text:style-name="P1">DT condition</text:p>
          <text:p text:style-name="P1">evalu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2.54cm" svg:x="27.137cm" svg:y="11.414cm">
          <text:p text:style-name="P1">Nodes memory</text:p>
          <draw:enhanced-geometry svg:viewBox="0 0 21600 21600" draw:type="rectangle" draw:enhanced-path="M 0 0 L 21600 0 21600 21600 0 21600 0 0 Z N"/>
        </draw:custom-shape>
        <draw:frame draw:style-name="gr7" xml:id="id11" draw:id="id11" draw:layer="layout" svg:width="3.741cm" svg:height="0.962cm" svg:x="36.054cm" svg:y="8.809cm">
          <draw:text-box>
            <text:p>leaf</text:p>
          </draw:text-box>
        </draw:frame>
        <draw:frame draw:style-name="gr7" xml:id="id9" draw:id="id9" draw:layer="layout" svg:width="4.853cm" svg:height="0.962cm" svg:x="35.985cm" svg:y="5.345cm">
          <draw:text-box>
            <text:p>instance_class</text:p>
          </draw:text-box>
        </draw:frame>
        <draw:connector draw:style-name="gr6" draw:text-style-name="P1" draw:layer="layout" svg:x1="31.736cm" svg:y1="5.953cm" svg:x2="35.985cm" svg:y2="5.826cm" draw:start-shape="id8" draw:start-glue-point="1" draw:end-shape="id9" draw:end-glue-point="3" svg:d="M31736 5953h2125v-127h2124" svg:viewBox="0 0 4250 128">
          <text:p/>
        </draw:connector>
        <draw:connector draw:style-name="gr6" draw:text-style-name="P1" draw:layer="layout" svg:x1="32.879cm" svg:y1="9.382cm" svg:x2="36.054cm" svg:y2="9.29cm" draw:start-shape="id10" draw:start-glue-point="1" draw:end-shape="id11" draw:end-glue-point="3" svg:d="M32879 9382h1588v-92h1587" svg:viewBox="0 0 3176 93">
          <text:p/>
        </draw:connector>
        <draw:frame draw:style-name="gr7" xml:id="id12" draw:id="id12" draw:layer="layout" svg:width="4.853cm" svg:height="0.962cm" svg:x="1.803cm" svg:y="4.864cm">
          <draw:text-box>
            <text:p>instance_class</text:p>
          </draw:text-box>
        </draw:frame>
        <draw:frame draw:style-name="gr7" xml:id="id14" draw:id="id14" draw:layer="layout" svg:width="2.921cm" svg:height="0.962cm" svg:x="3.662cm" svg:y="6.034cm">
          <draw:text-box>
            <text:p>instance</text:p>
          </draw:text-box>
        </draw:frame>
        <draw:connector draw:style-name="gr6" draw:text-style-name="P1" draw:layer="layout" svg:x1="6.656cm" svg:y1="5.345cm" svg:x2="8.678cm" svg:y2="5.318cm" draw:start-shape="id12" draw:start-glue-point="1" draw:end-shape="id13" draw:end-glue-point="4" svg:d="M6656 5345h1011v-27h1011" svg:viewBox="0 0 2023 28">
          <text:p/>
        </draw:connector>
        <draw:connector draw:style-name="gr6" draw:text-style-name="P1" draw:layer="layout" svg:x1="6.583cm" svg:y1="6.515cm" svg:x2="8.678cm" svg:y2="6.588cm" draw:start-shape="id14" draw:start-glue-point="1" draw:end-shape="id13" draw:end-glue-point="5" svg:d="M6583 6515h1047v73h1048" svg:viewBox="0 0 2096 74">
          <text:p/>
        </draw:connector>
        <draw:frame draw:style-name="gr5" draw:layer="layout" svg:width="7.898cm" svg:height="0.962cm" svg:x="12.684cm" svg:y="17.764cm">
          <draw:text-box>
            <text:p>Rotirati sliku za 90 stepeni</text:p>
          </draw:text-box>
        </draw:frame>
        <draw:custom-shape draw:style-name="gr4" draw:text-style-name="P1" xml:id="id20" draw:id="id20" draw:layer="layout" svg:width="4.572cm" svg:height="2.54cm" svg:x="8.764cm" svg:y="20.431cm">
          <draw:glue-point draw:id="4" svg:x="-5.002cm" svg:y="-2.5cm"/>
          <draw:glue-point draw:id="5" svg:x="-5.002cm" svg:y="2.5cm"/>
          <text:p text:style-name="P1">Training set</text:p>
          <text:p text:style-name="P1">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572cm" svg:height="2.54cm" svg:x="9.907cm" svg:y="23.86cm">
          <text:p text:style-name="P1">DT condition</text:p>
          <text:p text:style-name="P1">evalu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2.54cm" svg:x="16.546cm" svg:y="20.431cm">
          <text:p text:style-name="P1">Training set</text:p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2.54cm" svg:x="17.689cm" svg:y="23.86cm">
          <text:p text:style-name="P1">DT condition</text:p>
          <text:p text:style-name="P1">evaluation</text:p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4.572cm" svg:height="2.54cm" svg:x="27.25cm" svg:y="20.431cm">
          <text:p text:style-name="P1">Training set</text:p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4.572cm" svg:height="2.54cm" svg:x="28.393cm" svg:y="23.86cm">
          <text:p text:style-name="P1">DT condition</text:p>
          <text:p text:style-name="P1">evaluation</text:p>
          <draw:enhanced-geometry svg:viewBox="0 0 21600 21600" draw:type="rectangle" draw:enhanced-path="M 0 0 L 21600 0 21600 21600 0 21600 0 0 Z N"/>
        </draw:custom-shape>
        <draw:frame draw:style-name="gr7" xml:id="id18" draw:id="id18" draw:layer="layout" svg:width="3.741cm" svg:height="0.962cm" svg:x="36.14cm" svg:y="24.557cm">
          <draw:text-box>
            <text:p>leaf</text:p>
          </draw:text-box>
        </draw:frame>
        <draw:frame draw:style-name="gr7" xml:id="id16" draw:id="id16" draw:layer="layout" svg:width="4.853cm" svg:height="0.962cm" svg:x="36.071cm" svg:y="21.093cm">
          <draw:text-box>
            <text:p>instance_class</text:p>
          </draw:text-box>
        </draw:frame>
        <draw:connector draw:style-name="gr6" draw:text-style-name="P1" draw:layer="layout" svg:x1="31.822cm" svg:y1="21.701cm" svg:x2="36.071cm" svg:y2="21.574cm" draw:start-shape="id15" draw:start-glue-point="1" draw:end-shape="id16" draw:end-glue-point="3" svg:d="M31822 21701h2125v-127h2124" svg:viewBox="0 0 4250 128">
          <text:p/>
        </draw:connector>
        <draw:connector draw:style-name="gr6" draw:text-style-name="P1" draw:layer="layout" svg:x1="32.965cm" svg:y1="25.13cm" svg:x2="36.14cm" svg:y2="25.038cm" draw:start-shape="id17" draw:start-glue-point="1" draw:end-shape="id18" draw:end-glue-point="3" svg:d="M32965 25130h1588v-92h1587" svg:viewBox="0 0 3176 93">
          <text:p/>
        </draw:connector>
        <draw:frame draw:style-name="gr7" xml:id="id19" draw:id="id19" draw:layer="layout" svg:width="4.853cm" svg:height="0.962cm" svg:x="1.889cm" svg:y="20.612cm">
          <draw:text-box>
            <text:p>instance_class</text:p>
          </draw:text-box>
        </draw:frame>
        <draw:frame draw:style-name="gr7" xml:id="id21" draw:id="id21" draw:layer="layout" svg:width="2.921cm" svg:height="0.962cm" svg:x="3.748cm" svg:y="21.782cm">
          <draw:text-box>
            <text:p>instance</text:p>
          </draw:text-box>
        </draw:frame>
        <draw:connector draw:style-name="gr6" draw:text-style-name="P1" draw:layer="layout" svg:x1="6.742cm" svg:y1="21.093cm" svg:x2="8.764cm" svg:y2="21.066cm" draw:start-shape="id19" draw:start-glue-point="1" draw:end-shape="id20" draw:end-glue-point="4" svg:d="M6742 21093h1011v-27h1011" svg:viewBox="0 0 2023 28">
          <text:p/>
        </draw:connector>
        <draw:connector draw:style-name="gr6" draw:text-style-name="P1" draw:layer="layout" svg:x1="6.669cm" svg:y1="22.263cm" svg:x2="8.764cm" svg:y2="22.336cm" draw:start-shape="id21" draw:start-glue-point="1" draw:end-shape="id20" draw:end-glue-point="5" svg:d="M6669 22263h1047v73h1048" svg:viewBox="0 0 2096 74">
          <text:p/>
        </draw:connector>
      </draw:page>
      <draw:page draw:name="page4" draw:style-name="dp1" draw:master-page-name="Default">
        <draw:frame draw:style-name="gr5" draw:layer="layout" svg:width="1.023cm" svg:height="1.114cm" svg:x="4.656cm" svg:y="8.493cm">
          <draw:text-box>
            <text:p>c<text:span text:style-name="T2">1</text:span></text:p>
          </draw:text-box>
        </draw:frame>
        <draw:frame draw:style-name="gr8" draw:layer="layout" svg:width="1.205cm" svg:height="1.114cm" svg:x="4.637cm" svg:y="9.309cm">
          <draw:text-box>
            <text:p>a<text:span text:style-name="T2">1</text:span></text:p>
          </draw:text-box>
        </draw:frame>
        <draw:frame draw:style-name="gr5" draw:layer="layout" svg:width="1.023cm" svg:height="1.114cm" svg:x="4.675cm" svg:y="10.86cm">
          <draw:text-box>
            <text:p>c<text:span text:style-name="T2">2</text:span></text:p>
          </draw:text-box>
        </draw:frame>
        <draw:frame draw:style-name="gr5" draw:layer="layout" svg:width="1.056cm" svg:height="1.114cm" svg:x="4.656cm" svg:y="11.676cm">
          <draw:text-box>
            <text:p>a<text:span text:style-name="T2">2</text:span></text:p>
          </draw:text-box>
        </draw:frame>
        <draw:frame draw:style-name="gr5" draw:layer="layout" svg:width="1.382cm" svg:height="1.114cm" svg:x="4.656cm" svg:y="15.532cm">
          <draw:text-box>
            <text:p>a<text:span text:style-name="T2">n-1</text:span></text:p>
          </draw:text-box>
        </draw:frame>
        <draw:frame draw:style-name="gr5" draw:layer="layout" svg:width="1.349cm" svg:height="1.114cm" svg:x="4.675cm" svg:y="14.716cm">
          <draw:text-box>
            <text:p><text:span text:style-name="T3">c</text:span><text:span text:style-name="T2">n-1</text:span></text:p>
          </draw:text-box>
        </draw:frame>
        <draw:frame draw:style-name="gr5" draw:layer="layout" svg:width="1.056cm" svg:height="1.114cm" svg:x="4.671cm" svg:y="17.691cm">
          <draw:text-box>
            <text:p>a<text:span text:style-name="T2">n</text:span></text:p>
          </draw:text-box>
        </draw:frame>
        <draw:frame draw:style-name="gr5" draw:layer="layout" svg:width="1.023cm" svg:height="1.114cm" svg:x="4.69cm" svg:y="16.875cm">
          <draw:text-box>
            <text:p><text:span text:style-name="T3">c</text:span><text:span text:style-name="T2">n</text:span></text:p>
          </draw:text-box>
        </draw:frame>
        <draw:custom-shape draw:style-name="gr9" draw:text-style-name="P1" draw:layer="layout" svg:width="1.143cm" svg:height="1.143cm" svg:x="6.934cm" svg:y="8.982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6.942cm" svg:y="11.187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6.915cm" svg:y="15.097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6.942cm" svg:y="17.256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9.482cm" svg:y="9.89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9.355cm" svg:y="15.98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9" draw:id="id29" draw:layer="layout" svg:width="1.143cm" svg:height="1.143cm" svg:x="14.181cm" svg:y="12.911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3.175cm" svg:height="3.175cm" svg:x="18.329cm" svg:y="12.557cm">
          <draw:glue-point draw:id="4" svg:x="-5.004cm" svg:y="-2.198cm"/>
          <draw:glue-point draw:id="5" svg:x="-5.004cm" svg:y="2.201cm"/>
          <text:p text:style-name="P1"><text:span text:style-name="T4">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23" draw:id="id23" draw:layer="layout" svg:width="5.715cm" svg:height="1.778cm" draw:transform="rotate (-3.14159265358979) translate (29.194cm 15.27cm)">
          <draw:glue-point draw:id="8" svg:x="-1.443cm" svg:y="5cm"/>
          <draw:glue-point draw:id="9" svg:x="1.445cm" svg:y="5cm"/>
          <draw:glue-point draw:id="10" svg:x="-4.332cm" svg:y="2.142cm"/>
          <draw:glue-point draw:id="11" svg:x="-3.221cm" svg:y="-2.142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layer="layout" svg:width="1.912cm" svg:height="0.962cm" svg:x="25.257cm" svg:y="13.854cm">
          <draw:text-box>
            <text:p>MUX</text:p>
          </draw:text-box>
        </draw:frame>
        <draw:frame draw:style-name="gr5" xml:id="id28" draw:id="id28" draw:layer="layout" svg:width="3.106cm" svg:height="0.962cm" svg:x="2.72cm" svg:y="21.723cm">
          <draw:text-box>
            <text:p>threshold</text:p>
          </draw:text-box>
        </draw:frame>
        <draw:frame draw:style-name="gr11" xml:id="id26" draw:id="id26" draw:layer="layout" svg:width="3cm" svg:height="0.962cm" svg:x="2.568cm" svg:y="26.114cm">
          <draw:text-box>
            <text:p>child_left</text:p>
          </draw:text-box>
        </draw:frame>
        <draw:frame draw:style-name="gr5" xml:id="id27" draw:id="id27" draw:layer="layout" svg:width="3.385cm" svg:height="0.962cm" svg:x="2.189cm" svg:y="27.019cm">
          <draw:text-box>
            <text:p>child_right</text:p>
          </draw:text-box>
        </draw:frame>
        <draw:frame draw:style-name="gr5" xml:id="id22" draw:id="id22" draw:layer="layout" svg:width="3.106cm" svg:height="0.962cm" svg:x="2.651cm" svg:y="23.247cm">
          <draw:text-box>
            <text:p>classified</text:p>
          </draw:text-box>
        </draw:frame>
        <draw:frame draw:style-name="gr5" xml:id="id25" draw:id="id25" draw:layer="layout" svg:width="3.279cm" svg:height="0.962cm" svg:x="2.339cm" svg:y="24.771cm">
          <draw:text-box>
            <text:p>leaf_node</text:p>
          </draw:text-box>
        </draw:frame>
        <draw:connector draw:style-name="gr6" draw:text-style-name="P1" draw:layer="layout" draw:line-skew="8.227cm" svg:x1="5.757cm" svg:y1="23.728cm" svg:x2="23.861cm" svg:y2="14.761cm" draw:start-shape="id22" draw:start-glue-point="1" draw:end-shape="id23" draw:end-glue-point="10" svg:d="M5757 23728h17087v-8967h1017" svg:viewBox="0 0 18105 8968">
          <text:p/>
        </draw:connector>
        <draw:connector draw:style-name="gr6" draw:text-style-name="P1" draw:layer="layout" draw:line-skew="0cm 0.991cm" svg:x1="21.504cm" svg:y1="14.144cm" svg:x2="24.496cm" svg:y2="14.001cm" draw:start-shape="id24" draw:start-glue-point="1" draw:end-shape="id23" draw:end-glue-point="11" svg:d="M21504 14144h987v-163h2005v20" svg:viewBox="0 0 2993 164">
          <text:p/>
        </draw:connector>
        <draw:connector draw:style-name="gr6" draw:text-style-name="P1" draw:layer="layout" svg:x1="5.618cm" svg:y1="25.252cm" svg:x2="25.512cm" svg:y2="15.27cm" draw:start-shape="id25" draw:start-glue-point="1" draw:end-shape="id23" draw:end-glue-point="8" svg:d="M5618 25252h19894v-9982" svg:viewBox="0 0 19895 9983">
          <text:p/>
        </draw:connector>
        <draw:connector draw:style-name="gr6" draw:text-style-name="P1" draw:layer="layout" svg:x1="5.568cm" svg:y1="26.595cm" svg:x2="26.339cm" svg:y2="15.27cm" draw:start-shape="id26" draw:start-glue-point="1" draw:end-shape="id23" draw:end-glue-point="7" svg:d="M5568 26595h20771v-11325" svg:viewBox="0 0 20772 11326">
          <text:p/>
        </draw:connector>
        <draw:connector draw:style-name="gr6" draw:text-style-name="P1" draw:layer="layout" svg:x1="5.574cm" svg:y1="27.5cm" svg:x2="27.161cm" svg:y2="15.27cm" draw:start-shape="id27" draw:start-glue-point="1" draw:end-shape="id23" draw:end-glue-point="9" svg:d="M5574 27500h21587v-12230" svg:viewBox="0 0 21588 12231">
          <text:p/>
        </draw:connector>
        <draw:connector draw:style-name="gr6" draw:text-style-name="P1" draw:layer="layout" draw:line-skew="4.563cm" svg:x1="5.826cm" svg:y1="22.204cm" svg:x2="18.329cm" svg:y2="14.842cm" draw:start-shape="id28" draw:start-glue-point="1" draw:end-shape="id24" draw:end-glue-point="5" svg:d="M5826 22204h10814v-7362h1689" svg:viewBox="0 0 12504 7363">
          <text:p/>
        </draw:connector>
        <draw:connector draw:style-name="gr6" draw:text-style-name="P1" draw:layer="layout" svg:x1="15.324cm" svg:y1="13.483cm" svg:x2="18.329cm" svg:y2="13.447cm" draw:start-shape="id29" draw:start-glue-point="10" draw:end-shape="id24" draw:end-glue-point="4" svg:d="M15324 13483h1502v-36h1503" svg:viewBox="0 0 3006 37">
          <text:p/>
        </draw:connector>
        <draw:frame draw:style-name="gr7" xml:id="id30" draw:id="id30" draw:layer="layout" svg:width="3.741cm" svg:height="0.962cm" svg:x="34.089cm" svg:y="12.149cm">
          <draw:text-box>
            <text:p>child_node</text:p>
          </draw:text-box>
        </draw:frame>
        <draw:connector draw:style-name="gr6" draw:text-style-name="P1" xml:id="id33" draw:id="id33" draw:layer="layout" svg:x1="26.339cm" svg:y1="13.492cm" svg:x2="34.089cm" svg:y2="12.63cm" draw:start-shape="id23" draw:start-glue-point="5" draw:end-shape="id30" draw:end-glue-point="3" svg:d="M26339 13492v-862h7750" svg:viewBox="0 0 7751 863">
          <text:p/>
        </draw:connector>
        <draw:custom-shape draw:style-name="gr4" draw:text-style-name="P1" xml:id="id31" draw:id="id31" draw:layer="layout" svg:width="4.572cm" svg:height="2.032cm" svg:x="27.67cm" svg:y="9.863cm">
          <text:p text:style-name="P1">Is child a leaf?</text:p>
          <draw:enhanced-geometry svg:viewBox="0 0 21600 21600" draw:type="rectangle" draw:enhanced-path="M 0 0 L 21600 0 21600 21600 0 21600 0 0 Z N"/>
        </draw:custom-shape>
        <draw:frame draw:style-name="gr7" xml:id="id32" draw:id="id32" draw:layer="layout" svg:width="3.741cm" svg:height="0.962cm" svg:x="34.02cm" svg:y="10.452cm">
          <draw:text-box>
            <text:p>classified</text:p>
          </draw:text-box>
        </draw:frame>
        <draw:connector draw:style-name="gr6" draw:text-style-name="P1" draw:layer="layout" svg:x1="32.242cm" svg:y1="10.879cm" svg:x2="34.02cm" svg:y2="10.933cm" draw:start-shape="id31" draw:start-glue-point="1" draw:end-shape="id32" draw:end-glue-point="3" svg:d="M32242 10879h890v54h888" svg:viewBox="0 0 1779 55">
          <text:p/>
        </draw:connector>
        <draw:connector draw:style-name="gr6" draw:text-style-name="P1" draw:layer="layout" svg:x1="27.67cm" svg:y1="10.879cm" svg:x2="26.339cm" svg:y2="12.63cm" draw:start-shape="id31" draw:start-glue-point="3" draw:end-shape="id33" draw:end-glue-point="0" svg:d="M27670 10879h-1331v1751" svg:viewBox="0 0 1332 1752">
          <text:p/>
        </draw:connector>
      </draw:page>
      <draw:page draw:name="page5" draw:style-name="dp1" draw:master-page-name="Default">
        <draw:custom-shape draw:style-name="gr12" draw:text-style-name="P1" draw:layer="layout" svg:width="1.27cm" svg:height="1.27cm" svg:x="13.7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14.97cm" svg:y="6.969cm">
          <text:p text:style-name="P1"><text:span text:style-name="T5">K</text:span><text:span text:style-name="T6">1_L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12.43cm" svg:y="6.969cm">
          <text:p text:style-name="P1"><text:span text:style-name="T5">K</text:span><text:span text:style-name="T6">1_M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23.848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25.13cm" svg:y="6.969cm">
          <text:p text:style-name="P1"><text:span text:style-name="T5">K</text:span><text:span text:style-name="T6">NA_L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22.59cm" svg:y="6.969cm">
          <text:p text:style-name="P1"><text:span text:style-name="T5">K</text:span><text:span text:style-name="T6">NA_M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21.32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17.51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18.78cm" svg:y="6.969cm">
          <text:p text:style-name="P1"><text:span text:style-name="T5">K</text:span><text:span text:style-name="T6">2_L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16.24cm" svg:y="6.969cm">
          <text:p text:style-name="P1"><text:span text:style-name="T5">K</text:span><text:span text:style-name="T6">2_M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20.05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27.658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28.94cm" svg:y="6.969cm">
          <text:p text:style-name="P1"><text:span text:style-name="T5">C</text:span><text:span text:style-name="T6">L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26.4cm" svg:y="6.969cm">
          <text:p text:style-name="P1"><text:span text:style-name="T5">C</text:span><text:span text:style-name="T6">M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13.7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14.97cm" svg:y="8.239cm">
          <text:p text:style-name="P1"><text:span text:style-name="T5">K</text:span><text:span text:style-name="T6">1_L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12.43cm" svg:y="8.239cm">
          <text:p text:style-name="P1"><text:span text:style-name="T5">K</text:span><text:span text:style-name="T6">1_M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23.848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25.13cm" svg:y="8.239cm">
          <text:p text:style-name="P1"><text:span text:style-name="T5">K</text:span><text:span text:style-name="T6">NA_L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22.59cm" svg:y="8.239cm">
          <text:p text:style-name="P1"><text:span text:style-name="T5">K</text:span><text:span text:style-name="T6">NA_M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21.32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17.51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18.78cm" svg:y="8.239cm">
          <text:p text:style-name="P1"><text:span text:style-name="T5">K</text:span><text:span text:style-name="T6">2_L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16.24cm" svg:y="8.239cm">
          <text:p text:style-name="P1"><text:span text:style-name="T5">K</text:span><text:span text:style-name="T6">2_M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20.05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27.658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28.94cm" svg:y="8.239cm">
          <text:p text:style-name="P1"><text:span text:style-name="T5">C</text:span><text:span text:style-name="T6">L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26.4cm" svg:y="8.239cm">
          <text:p text:style-name="P1"><text:span text:style-name="T5">C</text:span><text:span text:style-name="T6">M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27cm" svg:height="1.27cm" svg:x="13.7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1.27cm" svg:height="1.27cm" svg:x="14.97cm" svg:y="9.509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1.27cm" svg:height="1.27cm" svg:x="12.43cm" svg:y="9.509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27cm" svg:height="1.27cm" svg:x="23.848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1.27cm" svg:height="1.27cm" svg:x="25.13cm" svg:y="9.509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1.27cm" svg:height="1.27cm" svg:x="22.59cm" svg:y="9.509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27cm" svg:height="1.27cm" svg:x="21.32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27cm" svg:height="1.27cm" svg:x="17.5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1.27cm" svg:height="1.27cm" svg:x="18.78cm" svg:y="9.509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1.27cm" svg:height="1.27cm" svg:x="16.24cm" svg:y="9.509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27cm" svg:height="1.27cm" svg:x="20.05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27cm" svg:height="1.27cm" svg:x="27.658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1.27cm" svg:height="1.27cm" svg:x="28.94cm" svg:y="9.509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1.27cm" svg:height="1.27cm" svg:x="26.4cm" svg:y="9.509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13.7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14.97cm" svg:y="10.779cm">
          <text:p text:style-name="P1"><text:span text:style-name="T5">K</text:span><text:span text:style-name="T6">1_L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12.43cm" svg:y="10.779cm">
          <text:p text:style-name="P1"><text:span text:style-name="T5">K</text:span><text:span text:style-name="T6">1_M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23.848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25.13cm" svg:y="10.779cm">
          <text:p text:style-name="P1"><text:span text:style-name="T5">K</text:span><text:span text:style-name="T6">NA_L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22.59cm" svg:y="10.779cm">
          <text:p text:style-name="P1"><text:span text:style-name="T5">K</text:span><text:span text:style-name="T6">NA_M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21.32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17.51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18.78cm" svg:y="10.779cm">
          <text:p text:style-name="P1"><text:span text:style-name="T5">K</text:span><text:span text:style-name="T6">2_L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16.24cm" svg:y="10.779cm">
          <text:p text:style-name="P1"><text:span text:style-name="T5">K</text:span><text:span text:style-name="T6">2_M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20.05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27.658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28.94cm" svg:y="10.779cm">
          <text:p text:style-name="P1"><text:span text:style-name="T5">C</text:span><text:span text:style-name="T6">L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27cm" svg:height="1.27cm" svg:x="26.4cm" svg:y="10.779cm">
          <text:p text:style-name="P1"><text:span text:style-name="T5">C</text:span><text:span text:style-name="T6">M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3.427cm" svg:height="0.962cm" svg:x="8.366cm" svg:y="7.15cm">
          <draw:text-box>
            <text:p>Instance 1</text:p>
          </draw:text-box>
        </draw:frame>
        <draw:frame draw:style-name="gr5" draw:layer="layout" svg:width="3.427cm" svg:height="0.962cm" svg:x="8.366cm" svg:y="8.42cm">
          <draw:text-box>
            <text:p>Instance 2</text:p>
          </draw:text-box>
        </draw:frame>
        <draw:frame draw:style-name="gr5" draw:layer="layout" svg:width="3.427cm" svg:height="0.962cm" svg:x="8.493cm" svg:y="10.933cm">
          <draw:text-box>
            <text:p>Instance 3</text:p>
          </draw:text-box>
        </draw:frame>
        <draw:line draw:style-name="gr16" draw:text-style-name="P1" draw:layer="layout" svg:x1="12.403cm" svg:y1="4.175cm" svg:x2="12.403cm" svg:y2="13.47cm">
          <text:p/>
        </draw:line>
        <draw:line draw:style-name="gr16" draw:text-style-name="P1" draw:layer="layout" svg:x1="18.118cm" svg:y1="4.278cm" svg:x2="18.118cm" svg:y2="13.573cm">
          <text:p/>
        </draw:line>
        <draw:line draw:style-name="gr16" draw:text-style-name="P1" draw:layer="layout" svg:x1="24.495cm" svg:y1="4.278cm" svg:x2="24.495cm" svg:y2="13.573cm">
          <text:p/>
        </draw:line>
        <draw:line draw:style-name="gr16" draw:text-style-name="P1" draw:layer="layout" svg:x1="30.21cm" svg:y1="4.278cm" svg:x2="30.21cm" svg:y2="13.573cm">
          <text:p/>
        </draw:line>
        <draw:frame draw:style-name="gr17" draw:layer="layout" svg:width="3.048cm" svg:height="0.962cm" svg:x="13.573cm" svg:y="5.118cm">
          <draw:text-box>
            <text:p>Stripe 1</text:p>
          </draw:text-box>
        </draw:frame>
        <draw:frame draw:style-name="gr18" draw:layer="layout" svg:width="3.048cm" svg:height="1.114cm" svg:x="25.765cm" svg:y="5.064cm">
          <draw:text-box>
            <text:p>Stripe N<text:span text:style-name="T2">S</text:span></text:p>
          </draw:text-box>
        </draw:frame>
        <draw:frame draw:style-name="gr19" draw:layer="layout" svg:width="1.27cm" svg:height="1.016cm" svg:x="20.685cm" svg:y="4.937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5:17:50.288111874</meta:creation-date>
    <dc:date>2015-04-02T17:42:35.258188447</dc:date>
    <meta:editing-duration>P4DT2H2M35S</meta:editing-duration>
    <meta:editing-cycles>19</meta:editing-cycles>
    <meta:generator>LibreOffice/4.2.7.2$Linux_X86_64 LibreOffice_project/420m0$Build-2</meta:generator>
    <meta:document-statistic meta:object-count="161"/>
  </office:meta>
</office:document-meta>
</file>